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officeooo:rsid="0009da69" officeooo:paragraph-rsid="0009da69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fo:font-size="96pt" officeooo:rsid="000b4437" officeooo:paragraph-rsid="000b4437" style:font-size-asian="84pt" style:font-size-complex="9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6" style:family="paragraph" style:parent-style-name="Standard" style:list-style-name="L6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7" style:family="paragraph" style:parent-style-name="Standard" style:list-style-name="L7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8" style:family="paragraph" style:parent-style-name="Standard" style:list-style-name="L10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9" style:family="paragraph" style:parent-style-name="Standard" style:list-style-name="L13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10" style:family="paragraph" style:parent-style-name="Standard" style:list-style-name="L14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11" style:family="paragraph" style:parent-style-name="Standard" style:list-style-name="L15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12" style:family="paragraph" style:parent-style-name="Standard" style:list-style-name="L16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13" style:family="paragraph" style:parent-style-name="Standard" style:list-style-name="L17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14" style:family="paragraph" style:parent-style-name="Standard" style:list-style-name="L18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15" style:family="paragraph" style:parent-style-name="Standard" style:list-style-name="L19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16" style:family="paragraph" style:parent-style-name="Standard" style:list-style-name="L20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17" style:family="paragraph" style:parent-style-name="Standard" style:list-style-name="L21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18" style:family="paragraph" style:parent-style-name="Standard" style:list-style-name="L22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19" style:family="paragraph" style:parent-style-name="Standard" style:list-style-name="L23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20" style:family="paragraph" style:parent-style-name="Standard" style:list-style-name="L24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21" style:family="paragraph" style:parent-style-name="Standard" style:list-style-name="L25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22" style:family="paragraph" style:parent-style-name="Standard" style:list-style-name="L26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23" style:family="paragraph" style:parent-style-name="Standard" style:list-style-name="L27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24" style:family="paragraph" style:parent-style-name="Standard" style:list-style-name="L28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25" style:family="paragraph" style:parent-style-name="Standard" style:list-style-name="L29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26" style:family="paragraph" style:parent-style-name="Standard" style:list-style-name="L30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27" style:family="paragraph" style:parent-style-name="Standard" style:list-style-name="L31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28" style:family="paragraph" style:parent-style-name="Standard" style:list-style-name="L32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29" style:family="paragraph" style:parent-style-name="Standard" style:list-style-name="L33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30" style:family="paragraph" style:parent-style-name="Standard" style:list-style-name="L34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31" style:family="paragraph" style:parent-style-name="Standard" style:list-style-name="L35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32" style:family="paragraph" style:parent-style-name="Standard" style:list-style-name="L36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33" style:family="paragraph" style:parent-style-name="Standard" style:list-style-name="L37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34" style:family="paragraph" style:parent-style-name="Standard" style:list-style-name="L38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35" style:family="paragraph" style:parent-style-name="Standard" style:list-style-name="L39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36" style:family="paragraph" style:parent-style-name="Standard" style:list-style-name="L40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37" style:family="paragraph" style:parent-style-name="Standard" style:list-style-name="L41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38" style:family="paragraph" style:parent-style-name="Standard" style:list-style-name="L42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39" style:family="paragraph" style:parent-style-name="Standard" style:list-style-name="L48">
      <style:paragraph-properties fo:text-align="start" style:justify-single-word="false"/>
      <style:text-properties fo:font-size="12pt" officeooo:rsid="0009da69" officeooo:paragraph-rsid="0009da69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9da69" officeooo:paragraph-rsid="0009da6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officeooo:paragraph-rsid="0009da69"/>
    </style:style>
    <style:style style:name="P42" style:family="paragraph" style:parent-style-name="Standard" style:list-style-name="L18">
      <style:paragraph-properties fo:text-align="start" style:justify-single-word="false"/>
      <style:text-properties officeooo:paragraph-rsid="0009da69"/>
    </style:style>
    <style:style style:name="P43" style:family="paragraph" style:parent-style-name="Standard" style:list-style-name="L43">
      <style:paragraph-properties fo:text-align="start" style:justify-single-word="false"/>
      <style:text-properties officeooo:paragraph-rsid="0009da69"/>
    </style:style>
    <style:style style:name="P44" style:family="paragraph" style:parent-style-name="Standard" style:list-style-name="L45">
      <style:paragraph-properties fo:text-align="start" style:justify-single-word="false"/>
      <style:text-properties officeooo:paragraph-rsid="0009da69"/>
    </style:style>
    <style:style style:name="P45" style:family="paragraph" style:parent-style-name="Standard" style:list-style-name="L46">
      <style:paragraph-properties fo:text-align="start" style:justify-single-word="false"/>
      <style:text-properties officeooo:paragraph-rsid="0009da69"/>
    </style:style>
    <style:style style:name="P46" style:family="paragraph" style:parent-style-name="Standard" style:list-style-name="L47">
      <style:paragraph-properties fo:text-align="start" style:justify-single-word="false"/>
      <style:text-properties officeooo:paragraph-rsid="0009da69"/>
    </style:style>
    <style:style style:name="P47" style:family="paragraph" style:parent-style-name="Standard">
      <style:paragraph-properties fo:text-align="start" style:justify-single-word="false"/>
      <style:text-properties fo:font-weight="bold" officeooo:paragraph-rsid="0009da69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24pt" officeooo:rsid="0009da69" officeooo:paragraph-rsid="0009da69" style:font-size-asian="24pt" style:font-size-complex="24pt"/>
    </style:style>
    <style:style style:name="P49" style:family="paragraph" style:parent-style-name="Standard">
      <style:paragraph-properties fo:text-align="start" style:justify-single-word="false"/>
      <style:text-properties fo:font-size="24pt" officeooo:rsid="0009da69" officeooo:paragraph-rsid="0009da69" style:font-size-asian="24pt" style:font-size-complex="24pt"/>
    </style:style>
    <style:style style:name="T1" style:family="text">
      <style:text-properties fo:font-size="12pt" officeooo:rsid="0009da69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8"/>
      <text:p text:style-name="P2">PHP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Index</text:p>
      <text:p text:style-name="P49"/>
      <text:list text:style-name="L48">
        <text:list-item>
          <text:p text:style-name="P39">index.php – Página de inicio de sesión (Login)</text:p>
        </text:list-item>
      </text:list>
      <text:p text:style-name="P3"/>
      <text:list text:continue-numbering="true" text:style-name="L48">
        <text:list-item>
          <text:p text:style-name="P39">dashboard.php – Orquestador principal del panel</text:p>
        </text:list-item>
      </text:list>
      <text:p text:style-name="P3"/>
      <text:list text:continue-numbering="true" text:style-name="L48">
        <text:list-item>
          <text:p text:style-name="P39">logic.php – Inteligencia del Dashboard (API, sesiones, acciones)</text:p>
        </text:list-item>
      </text:list>
      <text:p text:style-name="P3"/>
      <text:list text:continue-numbering="true" text:style-name="L48">
        <text:list-item>
          <text:p text:style-name="P39">sensores.php – Panel IoT de sensores (demostración)</text:p>
        </text:list-item>
      </text:list>
      <text:p text:style-name="P3"/>
      <text:list text:continue-numbering="true" text:style-name="L48">
        <text:list-item>
          <text:p text:style-name="P39">logout.php – Cierre de sesión</text:p>
        </text:list-item>
      </text:list>
      <text:p text:style-name="P3"/>
      <text:list text:continue-numbering="true" text:style-name="L48">
        <text:list-item>
          <text:p text:style-name="P39">config.php – Configuración central de la API (includes/)</text:p>
        </text:list-item>
      </text:list>
      <text:p text:style-name="P3"/>
      <text:list text:continue-numbering="true" text:style-name="L48">
        <text:list-item>
          <text:p text:style-name="P39">header.php (includes/) – Cabecera global HTML y barra de navegación</text:p>
        </text:list-item>
      </text:list>
      <text:p text:style-name="P3"/>
      <text:list text:continue-numbering="true" text:style-name="L48">
        <text:list-item>
          <text:p text:style-name="P39">footer.php (includes/) – Cierre del HTML</text:p>
        </text:list-item>
      </text:list>
      <text:p text:style-name="P3"/>
      <text:list text:continue-numbering="true" text:style-name="L48">
        <text:list-item>
          <text:p text:style-name="P39">dashboard/header.php – Cabecera de contenido (migas de pan, título, botones)</text:p>
        </text:list-item>
      </text:list>
      <text:p text:style-name="P3"/>
      <text:list text:continue-numbering="true" text:style-name="L48">
        <text:list-item>
          <text:p text:style-name="P39">dashboard/search_bar.php – Buscador unificado</text:p>
        </text:list-item>
      </text:list>
      <text:p text:style-name="P3"/>
      <text:list text:continue-numbering="true" text:style-name="L48">
        <text:list-item>
          <text:p text:style-name="P39">dashboard/view_clients.php – Visualización de agricultores (grid / tabla)</text:p>
        </text:list-item>
      </text:list>
      <text:p text:style-name="P3"/>
      <text:list text:continue-numbering="true" text:style-name="L48">
        <text:list-item>
          <text:p text:style-name="P39">dashboard/view_localidades.php – Gestión de catálogo de municipios (solo admin/root)</text:p>
        </text:list-item>
      </text:list>
      <text:p text:style-name="P3"/>
      <text:list text:continue-numbering="true" text:style-name="L48">
        <text:list-item>
          <text:p text:style-name="P39">dashboard/view_infrastructure.php – Jerarquía geográfica (localidades, parcelas, invernaderos)</text:p>
        </text:list-item>
      </text:list>
      <text:p text:style-name="P3"/>
      <text:list text:continue-numbering="true" text:style-name="L48">
        <text:list-item>
          <text:p text:style-name="P39">management/add_user.php – Alta de nuevos usuarios (admin/root)</text:p>
        </text:list-item>
      </text:list>
      <text:p text:style-name="P3"/>
      <text:list text:continue-numbering="true" text:style-name="L48">
        <text:list-item>
          <text:p text:style-name="P39">management/edit_user.php – Edición de usuarios existentes</text:p>
        </text:list-item>
      </text:list>
      <text:p text:style-name="P3"/>
      <text:list text:continue-numbering="true" text:style-name="L48">
        <text:list-item>
          <text:p text:style-name="P39">management/add_parcela.php – Registro de una nueva parcela (admin/root)</text:p>
        </text:list-item>
      </text:list>
      <text:p text:style-name="P3"/>
      <text:list text:continue-numbering="true" text:style-name="L48">
        <text:list-item>
          <text:p text:style-name="P39">management/edit_parcela.php – Edición de parcela</text:p>
        </text:list-item>
      </text:list>
      <text:p text:style-name="P3"/>
      <text:list text:continue-numbering="true" text:style-name="L48">
        <text:list-item>
          <text:p text:style-name="P39">management/add_invernadero.php – Alta de invernadero</text:p>
        </text:list-item>
      </text:list>
      <text:p text:style-name="P3"/>
      <text:list text:continue-numbering="true" text:style-name="L48">
        <text:list-item>
          <text:p text:style-name="P39">management/edit_invernadero.php – Edición de invernadero</text:p>
        </text:list-item>
      </text:list>
      <text:p text:style-name="P3"/>
      <text:list text:continue-numbering="true" text:style-name="L48">
        <text:list-item>
          <text:p text:style-name="P39">management/add_localidad.php – Registro de localidad (catálogo)</text:p>
        </text:list-item>
      </text:list>
      <text:p text:style-name="P3"/>
      <text:list text:continue-numbering="true" text:style-name="L48">
        <text:list-item>
          <text:p text:style-name="P39">management/edit_localidad.php – Edición de localidad (catálogo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4177115439" text:style-name="L1">
        <text:list-item>
          <text:p text:style-name="P4">index.php – Página de inicio de sesión (Login)</text:p>
        </text:list-item>
      </text:list>
      <text:p text:style-name="P40">Propósito</text:p>
      <text:p text:style-name="P3">Autenticar a los usuarios mediante JWT y redirigirlos al panel principal (dashboard.php). También muestra la interfaz de login con dos paneles (branding + formulario).</text:p>
      <text:p text:style-name="P3"/>
      <text:p text:style-name="P40">Qué hace</text:p>
      <text:p text:style-name="P3"/>
      <text:p text:style-name="P3">Comprueba si ya hay sesión activa (jwt_token); si existe, redirige directamente al dashboard.</text:p>
      <text:p text:style-name="P3"/>
      <text:p text:style-name="P3">Recibe por POST el username (CIF) y password.</text:p>
      <text:p text:style-name="P3"/>
      <text:p text:style-name="P3">Llama a la API /auth/token con credenciales.</text:p>
      <text:p text:style-name="P3"/>
      <text:p text:style-name="P3">Si la respuesta es 200, guarda el access_token en la sesión y decodifica el payload del JWT para extraer el rol del usuario.</text:p>
      <text:p text:style-name="P3"/>
      <text:p text:style-name="P3">Si hay error (401, etc.), muestra mensaje personalizado.</text:p>
      <text:p text:style-name="P3"/>
      <text:p text:style-name="P3">Carga la cabecera header.php con $page_css = "index" para aplicar estilos específicos de login.</text:p>
      <text:p text:style-name="P3"/>
      <text:p text:style-name="P40">Elementos clave</text:p>
      <text:p text:style-name="P3"/>
      <text:list text:style-name="L5">
        <text:list-item>
          <text:p text:style-name="P5">Redirección automática : Si el usuario ya tiene token, evita mostrar el login.</text:p>
        </text:list-item>
      </text:list>
      <text:p text:style-name="P3"/>
      <text:list text:continue-numbering="true" text:style-name="L5">
        <text:list-item>
          <text:p text:style-name="P5">Llamada segura a la API : Usa cURL con http_build_query (form‑urlencoded).</text:p>
        </text:list-item>
      </text:list>
      <text:p text:style-name="P3"/>
      <text:list text:continue-numbering="true" text:style-name="L5">
        <text:list-item>
          <text:p text:style-name="P5">Decodificación del JWT : Parte central del token para obtener el rol (cliente, admin, root) sin llamar a otro endpoint.</text:p>
        </text:list-item>
      </text:list>
      <text:p text:style-name="P3"/>
      <text:list text:continue-numbering="true" text:style-name="L5">
        <text:list-item>
          <text:p text:style-name="P5">Panel de branding siempre oscuro : Independiente del tema, da identidad visual.</text:p>
        </text:list-item>
      </text:list>
      <text:p text:style-name="P3"/>
      <text:list text:continue-numbering="true" text:style-name="L5">
        <text:list-item>
          <text:p text:style-name="P5">Manejo de errores : Muestra “CIF o contraseña incorrectos” sin revelar detalles.</text:p>
        </text:list-item>
      </text:list>
      <text:p text:style-name="P3"/>
      <text:p text:style-name="P3"/>
      <text:list text:continue-list="list4177115439" text:style-name="L1">
        <text:list-item>
          <text:p text:style-name="P4">dashboard.php – Orquestador principal del panel</text:p>
        </text:list-item>
      </text:list>
      <text:p text:style-name="P40"/>
      <text:p text:style-name="P40">Propósito</text:p>
      <text:p text:style-name="P3">Centralizar la lógica y la vista del panel de control, mostrando agricultores, localidades, parcelas e invernaderos según el rol y la navegación del usuario.</text:p>
      <text:p text:style-name="P3"/>
      <text:p text:style-name="P40">Qué hace</text:p>
      <text:p text:style-name="P3"/>
      <text:p text:style-name="P3">Incluye logic.php (toda la inteligencia de negocio, llamadas a la API y acciones).</text:p>
      <text:p text:style-name="P3"/>
      <text:p text:style-name="P3">Carga la cabecera HTML estándar (includes/header.php) con $page_css = "dashboard".</text:p>
      <text:p text:style-name="P3"/>
      <text:p text:style-name="P3">Detecta si la API no responde ($arbol === null) y muestra un panel de error.</text:p>
      <text:p text:style-name="P3"/>
      <text:p text:style-name="P3">Renderiza modales de confirmación (ocultar cliente, borrar localidad, borrar parcela, borrar invernadero) usando variables de estado.</text:p>
      <text:p text:style-name="P3"><text:soft-page-break/></text:p>
      <text:p text:style-name="P3">Según $vista_actual (selector_cliente, gestion_localidades, localidades, parcelas, invernaderos) incluye el correspondiente archivo de vista (view_clients.php, view_localidades.php, view_infrastructure.php).</text:p>
      <text:p text:style-name="P3"/>
      <text:p text:style-name="P3">Incluye header.php (migas de pan, título, botones), search_bar.php y finalmente el pie footer.php.</text:p>
      <text:p text:style-name="P3"/>
      <text:p text:style-name="P40">Elementos clave</text:p>
      <text:p text:style-name="P3"/>
      <text:list text:style-name="L6">
        <text:list-item>
          <text:p text:style-name="P6">Modularidad extrema : Separa lógica (logic.php), cabecera de contenido (dashboard/header.php), buscador (search_bar.php) y vistas.</text:p>
        </text:list-item>
      </text:list>
      <text:p text:style-name="P3"/>
      <text:list text:continue-numbering="true" text:style-name="L6">
        <text:list-item>
          <text:p text:style-name="P6">Modales sin JavaScript : Usan variables PHP y CSS para mostrar overlays de confirmación.</text:p>
        </text:list-item>
      </text:list>
      <text:p text:style-name="P3"/>
      <text:list text:continue-numbering="true" text:style-name="L6">
        <text:list-item>
          <text:p text:style-name="P6">Soporte para múltiples niveles : Cliente → Localidades → Parcelas → Invernaderos.</text:p>
        </text:list-item>
      </text:list>
      <text:p text:style-name="P3"/>
      <text:list text:continue-numbering="true" text:style-name="L6">
        <text:list-item>
          <text:p text:style-name="P6">Control de errores de API : Si $arbol es null, detiene la ejecución y muestra fallo.</text:p>
        </text:list-item>
      </text:list>
      <text:p text:style-name="P3"/>
      <text:list text:continue-numbering="true" text:style-name="L6">
        <text:list-item>
          <text:p text:style-name="P6">Permisos integrados : Los botones de “Añadir”, “Editar”, “Borrar” solo aparecen si $es_admin o el rol lo permite.</text:p>
        </text:list-item>
      </text:list>
      <text:p text:style-name="P3"/>
      <text:list xml:id="list1444227273" text:style-name="L7">
        <text:list-item>
          <text:p text:style-name="P7">logic.php : Inteligencia del Dashboard (API, sesiones, acciones)</text:p>
        </text:list-item>
      </text:list>
      <text:p text:style-name="P3"/>
      <text:p text:style-name="P40">Propósito</text:p>
      <text:p text:style-name="P3">Contener todas las funciones de conexión con la API, el manejo de las acciones GET (ocultar, activar, borrar localidad, parcela, invernadero) y la preparación de los datos para las vistas.</text:p>
      <text:p text:style-name="P3"/>
      <text:p text:style-name="P40">Qué hace</text:p>
      <text:p text:style-name="P3"/>
      <text:p text:style-name="P3">Define funciones reutilizables:</text:p>
      <text:p text:style-name="P3"/>
      <text:p text:style-name="P3">obtenerJerarquia() – Obtiene el árbol de localidades/parcelas/invernaderos para un cliente.</text:p>
      <text:p text:style-name="P3"/>
      <text:p text:style-name="P3">listarTodosLosClientes() – Para admin/root: lista todos los usuarios (con búsqueda).</text:p>
      <text:p text:style-name="P3"/>
      <text:p text:style-name="P3">listarTodasLasLocalidades() – Catálogo de municipios (gestión).</text:p>
      <text:p text:style-name="P3"/>
      <text:p text:style-name="P3">borrarParcela(), borrarLocalidad(), borrarInvernadero() – Llamadas DELETE.</text:p>
      <text:p text:style-name="P3"/>
      <text:p text:style-name="P3">setClienteStatus() – Activar/ocultar clientes (PATCH).</text:p>
      <text:p text:style-name="P3"/>
      <text:p text:style-name="P3">Procesa los parámetros GET:</text:p>
      <text:p text:style-name="P3"/>
      <text:p text:style-name="P3">accion=ocultar&amp;id=...</text:p>
      <text:p text:style-name="P3"/>
      <text:p text:style-name="P3">accion=activar&amp;id=...</text:p>
      <text:p text:style-name="P3"/>
      <text:p text:style-name="P3">accion=borrar_loc&amp;cp=...</text:p>
      <text:p text:style-name="P3"/>
      <text:p text:style-name="P3">confirmar_borrar_parc, confirmar_borrar_inv – Activan los modales.</text:p>
      <text:p text:style-name="P3"/>
      <text:p text:style-name="P3">Gestiona la sesión para dashboard_view (grid/list) y ver_ocultos (mostrar clientes inactivos).</text:p>
      <text:p text:style-name="P3"><text:soft-page-break/></text:p>
      <text:p text:style-name="P3">Decide $vista_actual según el rol y la navegación (cliente seleccionado, localidad, parcela).</text:p>
      <text:p text:style-name="P3"/>
      <text:p text:style-name="P3">Prepara $localidades_data, $parcelas_data, $invernaderos_data a partir del árbol de la API.</text:p>
      <text:p text:style-name="P3"/>
      <text:p text:style-name="P40">Elementos clave</text:p>
      <text:p text:style-name="P3"/>
      <text:list text:style-name="L10">
        <text:list-item>
          <text:p text:style-name="P8">Centralización de llamadas API : Todas usan cURL con el token JWT.</text:p>
        </text:list-item>
      </text:list>
      <text:p text:style-name="P3"/>
      <text:list text:continue-numbering="true" text:style-name="L10">
        <text:list-item>
          <text:p text:style-name="P8">Redirecciones internas : Tras cada acción, redirige a la página adecuada manteniendo los parámetros.</text:p>
        </text:list-item>
      </text:list>
      <text:p text:style-name="P3"/>
      <text:list text:continue-numbering="true" text:style-name="L10">
        <text:list-item>
          <text:p text:style-name="P8">Detección de conflictos al borrar localidad : Llama a listarParcelasPorLocalidad() para saber si tiene parcelas asociadas y bloquear el borrado.</text:p>
        </text:list-item>
      </text:list>
      <text:p text:style-name="P3"/>
      <text:list text:continue-numbering="true" text:style-name="L10">
        <text:list-item>
          <text:p text:style-name="P8">Saltos inteligentes : Si solo hay una localidad o una parcela, navega automáticamente.</text:p>
        </text:list-item>
      </text:list>
      <text:p text:style-name="P3"/>
      <text:list text:continue-numbering="true" text:style-name="L10">
        <text:list-item>
          <text:p text:style-name="P8">Seguridad de roles : Solo admin/root pueden ver selector_cliente o gestion_localidades.</text:p>
        </text:list-item>
      </text:list>
      <text:p text:style-name="P3"/>
      <text:list text:continue-list="list1444227273" text:style-name="L7">
        <text:list-item>
          <text:p text:style-name="P7">sensores.php – Panel IoT de sensores (demostración)</text:p>
        </text:list-item>
      </text:list>
      <text:p text:style-name="P3"/>
      <text:p text:style-name="P40">Propósito</text:p>
      <text:p text:style-name="P3">Mostrar una interfaz de monitorización de sensores para un invernadero específico. En la fase actual usa datos de demostración (mock), pero está preparado para conectar con la API real.</text:p>
      <text:p text:style-name="P3"/>
      <text:p text:style-name="P40">Qué hace</text:p>
      <text:p text:style-name="P3"/>
      <text:p text:style-name="P3">Recibe id y nombre del invernadero por GET.</text:p>
      <text:p text:style-name="P3"/>
      <text:p text:style-name="P3">Verifica sesión activa; si no, redirige al login.</text:p>
      <text:p text:style-name="P3"/>
      <text:p text:style-name="P3">Define un array $sensores_demo con cuatro sensores (temperatura, humedad aire, humedad suelo, radiación PAR).</text:p>
      <text:p text:style-name="P3"/>
      <text:p text:style-name="P3">Carga la cabecera con $page_css = "sensores".</text:p>
      <text:p text:style-name="P3"/>
      <text:p text:style-name="P3">Muestra un botón de vuelta al dashboard, la cabecera del invernadero con indicador “ONLINE” y un grid de tarjetas de sensores.</text:p>
      <text:p text:style-name="P3"/>
      <text:p text:style-name="P3">Cada tarjeta incluye etiqueta, valor, unidad, barra de progreso y ubicación.</text:p>
      <text:p text:style-name="P3"/>
      <text:p text:style-name="P3">Al final, un placeholder para futuras gráficas.</text:p>
      <text:p text:style-name="P3"/>
      <text:p text:style-name="P40">Elementos clave</text:p>
      <text:p text:style-name="P3"/>
      <text:list text:style-name="L13">
        <text:list-item>
          <text:p text:style-name="P9">Datos mock : Permite probar la interfaz sin depender de la API IoT.</text:p>
        </text:list-item>
      </text:list>
      <text:p text:style-name="P3"/>
      <text:list text:continue-numbering="true" text:style-name="L13">
        <text:list-item>
          <text:p text:style-name="P9">Diseño de tarjeta de sensor : Valor grande, unidad pequeña, barra de progreso animada.</text:p>
        </text:list-item>
      </text:list>
      <text:p text:style-name="P3"/>
      <text:list text:continue-numbering="true" text:style-name="L13">
        <text:list-item>
          <text:p text:style-name="P9">Punto de conexión pulsante : Animación CSS sensorPulse simula latido.</text:p>
        </text:list-item>
      </text:list>
      <text:p text:style-name="P3"/>
      <text:list text:continue-numbering="true" text:style-name="L13">
        <text:list-item>
          <text:p text:style-name="P9">Responsive grid : Hereda de view_infrastructure.css.</text:p>
        </text:list-item>
      </text:list>
      <text:p text:style-name="P3"><text:soft-page-break/></text:p>
      <text:list text:continue-numbering="true" text:style-name="L13">
        <text:list-item>
          <text:p text:style-name="P9">Preparado para evolución : Los datos se sustituirán por llamadas a api/v1/sensores/... en fases posteriores.</text:p>
        </text:list-item>
      </text:list>
      <text:p text:style-name="P3"/>
      <text:list text:style-name="L14">
        <text:list-item>
          <text:p text:style-name="P10">logout.php : Cierre de sesión</text:p>
        </text:list-item>
      </text:list>
      <text:p text:style-name="P3"/>
      <text:p text:style-name="P40">Propósito</text:p>
      <text:p text:style-name="P3">Destruir la sesión del usuario y redirigir al login.</text:p>
      <text:p text:style-name="P3"/>
      <text:p text:style-name="P40">Qué hace</text:p>
      <text:p text:style-name="P3"/>
      <text:p text:style-name="P3">Inicia la sesión (session_start()).</text:p>
      <text:p text:style-name="P3"/>
      <text:p text:style-name="P3">Vacía el array $_SESSION.</text:p>
      <text:p text:style-name="P3"/>
      <text:p text:style-name="P3">Llama a session_destroy() para eliminar la sesión en el servidor.</text:p>
      <text:p text:style-name="P3"/>
      <text:p text:style-name="P3">Envía cabecera Location: index.php.</text:p>
      <text:p text:style-name="P3"/>
      <text:p text:style-name="P40">Elementos clave</text:p>
      <text:p text:style-name="P3"/>
      <text:list text:style-name="L15">
        <text:list-item>
          <text:p text:style-name="P11">Sencillez : Solo cuatro líneas, sin dependencias.</text:p>
        </text:list-item>
      </text:list>
      <text:p text:style-name="P3"/>
      <text:list text:continue-numbering="true" text:style-name="L15">
        <text:list-item>
          <text:p text:style-name="P11">Seguridad : Asegura que el token JWT y los datos de sesión desaparezcan.</text:p>
        </text:list-item>
      </text:list>
      <text:p text:style-name="P3"/>
      <text:list text:continue-numbering="true" text:style-name="L15">
        <text:list-item>
          <text:p text:style-name="P11">Redirección forzada : El usuario debe volver a autenticarse.</text:p>
        </text:list-item>
      </text:list>
      <text:p text:style-name="P3"/>
      <text:p text:style-name="P3"/>
      <text:list text:style-name="L16">
        <text:list-item>
          <text:p text:style-name="P12">config.php – Configuración central de la API (includes/)</text:p>
        </text:list-item>
      </text:list>
      <text:p text:style-name="P3"/>
      <text:p text:style-name="P40">Propósito</text:p>
      <text:p text:style-name="P3">Definir la constante SIRA_API_BASE según el entorno (Docker o localhost) para que todas las llamadas cURL apunten al endpoint correcto.</text:p>
      <text:p text:style-name="P3"/>
      <text:p text:style-name="P40">Qué hace</text:p>
      <text:p text:style-name="P3"/>
      <text:p text:style-name="P3">Comprueba la existencia del archivo /.dockerenv (indicador estándar de Docker).</text:p>
      <text:p text:style-name="P3"/>
      <text:p text:style-name="P3">Si está en Docker, define SIRA_API_BASE = 'http://api:8000'.</text:p>
      <text:p text:style-name="P3"/>
      <text:p text:style-name="P3">Si no, define 'http://localhost:8000'.</text:p>
      <text:p text:style-name="P3"/>
      <text:p text:style-name="P3">Usa defined() para evitar redefiniciones.</text:p>
      <text:p text:style-name="P3"/>
      <text:p text:style-name="P40">Elementos clave</text:p>
      <text:p text:style-name="P3"/>
      <text:list text:style-name="L37">
        <text:list-item>
          <text:p text:style-name="P33">Portabilidad total : Funciona en XAMPP, WAMP, Linux nativo o contenedores.</text:p>
        </text:list-item>
      </text:list>
      <text:p text:style-name="P3"/>
      <text:list text:continue-numbering="true" text:style-name="L37">
        <text:list-item>
          <text:p text:style-name="P33">Detección automática : No requiere configuración manual.</text:p>
        </text:list-item>
      </text:list>
      <text:p text:style-name="P3"/>
      <text:list text:continue-numbering="true" text:style-name="L37">
        <text:list-item>
          <text:p text:style-name="P33">Soporte para red Docker : El contenedor api es alcanzable por su nombre interno.</text:p>
        </text:list-item>
      </text:list>
      <text:p text:style-name="P3"/>
      <text:p text:style-name="P3"><text:soft-page-break/></text:p>
      <text:p text:style-name="P3"/>
      <text:list text:style-name="L17">
        <text:list-item>
          <text:p text:style-name="P13">header.php (includes/) – Cabecera global HTML y barra de navegación</text:p>
        </text:list-item>
      </text:list>
      <text:p text:style-name="P3"/>
      <text:p text:style-name="P40">Propósito</text:p>
      <text:p text:style-name="P3">Proveer el &lt;head&gt;, las etiquetas meta, los CSS (global + específico), el &lt;nav&gt; con el botón de cambio de tema y el enlace de cierre de sesión.</text:p>
      <text:p text:style-name="P3"/>
      <text:p text:style-name="P40">Qué hace</text:p>
      <text:p text:style-name="P3"/>
      <text:p text:style-name="P3">Si la sesión no está iniciada, la inicia (session_status()).</text:p>
      <text:p text:style-name="P3"/>
      <text:p text:style-name="P3">Gestiona el cambio de tema vía GET (?theme=light o ?theme=dark), guarda la preferencia en $_SESSION['sira_theme'] y redirige inteligentemente (elimina theme de la URL).</text:p>
      <text:p text:style-name="P3"/>
      <text:p text:style-name="P3">Define $tema_actual, $tema_opuesto, $tema_icono.</text:p>
      <text:p text:style-name="P3"/>
      <text:p text:style-name="P3">Construye la URL base dinámica ($base_url) para que los enlaces a CSS y al panel global funcionen en subdirectorios.</text:p>
      <text:p text:style-name="P3"/>
      <text:p text:style-name="P3">Pinta el &lt;nav&gt; con el logo, el botón de tema, el botón “Panel Global” (solo admin/root) y “Cerrar Sesión”.</text:p>
      <text:p text:style-name="P3"/>
      <text:p text:style-name="P3">Carga style.css y el CSS específico ($page_css).</text:p>
      <text:p text:style-name="P3"/>
      <text:p text:style-name="P40">Elementos clave</text:p>
      <text:p text:style-name="P3"/>
      <text:list text:style-name="L18">
        <text:list-item>
          <text:p text:style-name="P14">Cambio de tema sin JavaScript : Solo enlaces GET + redirección PHP.</text:p>
        </text:list-item>
      </text:list>
      <text:p text:style-name="P3"/>
      <text:list text:continue-numbering="true" text:style-name="L18">
        <text:list-item>
          <text:p text:style-name="P14">Base URL dinámica : Soporta instalaciones en http://localhost/sira/ o en la raíz.</text:p>
        </text:list-item>
      </text:list>
      <text:p text:style-name="P3"/>
      <text:list text:continue-numbering="true" text:style-name="L18">
        <text:list-item>
          <text:p text:style-name="P42"><text:span text:style-name="T1">Botón de tema con icono : Muestra ☀️ o </text:span>🌙 <text:span text:style-name="T1"><text:s/>según el modo.</text:span></text:p>
        </text:list-item>
      </text:list>
      <text:p text:style-name="P3"/>
      <text:list text:continue-numbering="true" text:style-name="L18">
        <text:list-item>
          <text:p text:style-name="P14">Persistencia de parámetros : Al cambiar el tema, mantiene el resto de la URL (cliente_id, parcela_id, etc.).</text:p>
        </text:list-item>
      </text:list>
      <text:p text:style-name="P3"/>
      <text:list text:continue-numbering="true" text:style-name="L18">
        <text:list-item>
          <text:p text:style-name="P14">Nav sticky : El CSS de layout.css aplica position: sticky.</text:p>
        </text:list-item>
      </text:list>
      <text:p text:style-name="P3"/>
      <text:list text:style-name="L19">
        <text:list-item>
          <text:p text:style-name="P15">footer.php (includes/) – Cierre del HTML</text:p>
        </text:list-item>
      </text:list>
      <text:p text:style-name="P40">Propósito</text:p>
      <text:p text:style-name="P3">Cerrar las etiquetas &lt;/body&gt; y &lt;/html&gt;.</text:p>
      <text:p text:style-name="P3"/>
      <text:p text:style-name="P40">Qué hace</text:p>
      <text:p text:style-name="P3">Simplemente imprime &lt;/body&gt;&lt;/html&gt;. No contiene lógica adicional.</text:p>
      <text:p text:style-name="P3"/>
      <text:p text:style-name="P40">Elementos clave</text:p>
      <text:p text:style-name="P3"/>
      <text:list text:style-name="L20">
        <text:list-item>
          <text:p text:style-name="P16">Minimalista – Permite añadir scripts globales en el futuro sin modificar cada página.</text:p>
        </text:list-item>
      </text:list>
      <text:p text:style-name="P3"/>
      <text:p text:style-name="P3"/>
      <text:p text:style-name="P3"/>
      <text:p text:style-name="P3"/>
      <text:p text:style-name="P3"><text:soft-page-break/></text:p>
      <text:list text:continue-numbering="true" text:style-name="L20">
        <text:list-item>
          <text:p text:style-name="P16">dashboard/header.php – Cabecera de contenido (migas de pan, título, botones)</text:p>
        </text:list-item>
      </text:list>
      <text:p text:style-name="P3"/>
      <text:p text:style-name="P40">Propósito</text:p>
      <text:p text:style-name="P3">Renderizar las migas de pan (breadcrumbs), el título principal y los botones de acción contextuales (cambiar vista, añadir usuario, gestionar localidades, añadir parcela/invernadero).</text:p>
      <text:p text:style-name="P3"/>
      <text:p text:style-name="P40">Qué hace</text:p>
      <text:p text:style-name="P3"/>
      <text:p text:style-name="P3">Construye las migas dinámicamente según $cliente_id_seleccionado, $loc_seleccionada, $parc_seleccionada.</text:p>
      <text:p text:style-name="P3"/>
      <text:p text:style-name="P3">Muestra un título distinto según $vista_actual.</text:p>
      <text:p text:style-name="P3"/>
      <text:p text:style-name="P3">Si estamos en selector_cliente y $es_admin es true, muestra:</text:p>
      <text:p text:style-name="P3"/>
      <text:p text:style-name="P3">Botón “Vista Lista/Mosaico” (alterna dashboard_view).</text:p>
      <text:p text:style-name="P3"/>
      <text:p text:style-name="P3">Botón “Añadir Nuevo Usuario”.</text:p>
      <text:p text:style-name="P3"/>
      <text:p text:style-name="P3">Botón “Localidades” (acceso a gestión de catálogo).</text:p>
      <text:p text:style-name="P3"/>
      <text:p text:style-name="P3">Botón “Ver Ocultos/Ocultar Inactivos” (solo root).</text:p>
      <text:p text:style-name="P3"/>
      <text:p text:style-name="P3">Si estamos en gestion_localidades y $es_admin, muestra “Añadir Localidad” y “Volver al Panel”.</text:p>
      <text:p text:style-name="P3"/>
      <text:p text:style-name="P3">Si hay un cliente seleccionado y es admin, muestra “Añadir Parcela” o “Añadir Invernadero” según el nivel.</text:p>
      <text:p text:style-name="P3"/>
      <text:p text:style-name="P40">Elementos clave</text:p>
      <text:p text:style-name="P3"/>
      <text:list text:style-name="L21">
        <text:list-item>
          <text:p text:style-name="P17">Contexto total : Las migas reflejan exactamente dónde está el usuario.</text:p>
        </text:list-item>
      </text:list>
      <text:p text:style-name="P3"/>
      <text:list text:continue-numbering="true" text:style-name="L21">
        <text:list-item>
          <text:p text:style-name="P17">Botones inteligentes : Aparecen solo cuando tienen sentido.</text:p>
        </text:list-item>
      </text:list>
      <text:p text:style-name="P3"/>
      <text:list text:continue-numbering="true" text:style-name="L21">
        <text:list-item>
          <text:p text:style-name="P17">Enlaces con parámetros : Mantienen cliente_id, localidad_cp, parcela_id en todas las acciones.</text:p>
        </text:list-item>
      </text:list>
      <text:list text:style-name="L22">
        <text:list-item>
          <text:p text:style-name="P18">dashboard/search_bar.php – Buscador unificado</text:p>
        </text:list-item>
      </text:list>
      <text:p text:style-name="P3"/>
      <text:p text:style-name="P40">Propósito</text:p>
      <text:p text:style-name="P3">Mostrar una barra de búsqueda que filtra clientes (en selector_cliente) o localidades (en gestión_localidades) mediante un formulario GET.</text:p>
      <text:p text:style-name="P3"/>
      <text:p text:style-name="P40">Qué hace</text:p>
      <text:p text:style-name="P3"/>
      <text:p text:style-name="P3">Se incluye solo si $vista_actual es selector_cliente o gestion_localidades.</text:p>
      <text:p text:style-name="P3"/>
      <text:p text:style-name="P3">Envía el término de búsqueda por GET con el parámetro buscar.</text:p>
      <text:p text:style-name="P3"/>
      <text:p text:style-name="P3">Mantiene la sección actual mediante un campo oculto (seccion=localidades).</text:p>
      <text:p text:style-name="P3"/>
      <text:p text:style-name="P3">Incluye un botón “Limpiar” que enlaza a la misma página sin el parámetro buscar.</text:p>
      <text:p text:style-name="P3"><text:soft-page-break/></text:p>
      <text:p text:style-name="P40">Elementos clave</text:p>
      <text:p text:style-name="P3"/>
      <text:list text:style-name="L23">
        <text:list-item>
          <text:p text:style-name="P19">Reutilización : Un solo componente para dos tipos de listado.</text:p>
        </text:list-item>
      </text:list>
      <text:p text:style-name="P3"/>
      <text:list text:continue-numbering="true" text:style-name="L23">
        <text:list-item>
          <text:p text:style-name="P19">Placeholder dinámico : Cambia el texto según la vista.</text:p>
        </text:list-item>
      </text:list>
      <text:p text:style-name="P3"/>
      <text:list text:continue-numbering="true" text:style-name="L23">
        <text:list-item>
          <text:p text:style-name="P19">Estilo consistente : Usa la clase .search-box de search_bar.css.</text:p>
        </text:list-item>
      </text:list>
      <text:p text:style-name="P3"/>
      <text:list text:style-name="L24">
        <text:list-item>
          <text:p text:style-name="P20">dashboard/view_clients.php - Visualización de agricultores (grid / tabla)</text:p>
        </text:list-item>
      </text:list>
      <text:p text:style-name="P40">Propósito</text:p>
      <text:p text:style-name="P3">Renderizar la lista de clientes/usuarios (filtrados por búsqueda y por ver_ocultos) en formato de mosaico (grid) o tabla (lista), según la preferencia del usuario guardada en sesión.</text:p>
      <text:p text:style-name="P3"/>
      <text:p text:style-name="P40">Qué hace</text:p>
      <text:p text:style-name="P3"/>
      <text:p text:style-name="P3">Filtra $todos_los_clientes excluyendo al root y aplicando ver_ocultos.</text:p>
      <text:p text:style-name="P3"/>
      <text:p text:style-name="P3">Si $vista_grid_activa es true, pinta las tarjetas (.card).</text:p>
      <text:p text:style-name="P3"/>
      <text:p text:style-name="P3">Cada tarjeta incluye opciones (⋮) con menú para editar u ocultar/activar (solo admin).</text:p>
      <text:p text:style-name="P3"/>
      <text:p text:style-name="P3">Muestra estado (ID, rol, inactivo si procede).</text:p>
      <text:p text:style-name="P3"/>
      <text:p text:style-name="P3">Si es false, pinta una tabla .sira-table con columnas responsive.</text:p>
      <text:p text:style-name="P3"/>
      <text:p text:style-name="P3">Muestra un mensaje “Sin coincidencias” si no hay resultados.</text:p>
      <text:p text:style-name="P3"/>
      <text:p text:style-name="P40">Elementos clave</text:p>
      <text:p text:style-name="P3"/>
      <text:list text:style-name="L25">
        <text:list-item>
          <text:p text:style-name="P21">Doble modo de visualización : Grid (mosaico) o lista (tabla).</text:p>
        </text:list-item>
      </text:list>
      <text:p text:style-name="P3"/>
      <text:list text:continue-numbering="true" text:style-name="L25">
        <text:list-item>
          <text:p text:style-name="P21">Menú de opciones sin JS : Checkbox hack implementado en menus.css.</text:p>
        </text:list-item>
      </text:list>
      <text:p text:style-name="P3"/>
      <text:list text:continue-numbering="true" text:style-name="L25">
        <text:list-item>
          <text:p text:style-name="P21">Indicadores visuales : Punto verde/rojo, badge de rol, texto “INACTIVO”.</text:p>
        </text:list-item>
      </text:list>
      <text:p text:style-name="P3"/>
      <text:list text:continue-numbering="true" text:style-name="L25">
        <text:list-item>
          <text:p text:style-name="P21">Enlaces de acción – Editar, ocultar, activar, ver entorno.</text:p>
        </text:list-item>
      </text:list>
      <text:p text:style-name="P3"/>
      <text:list text:style-name="L26">
        <text:list-item>
          <text:p text:style-name="P22">dashboard/view_localidades.php - Gestión de catálogo de municipios (solo admin/root)</text:p>
        </text:list-item>
      </text:list>
      <text:p text:style-name="P40">Propósito</text:p>
      <text:p text:style-name="P3">Mostrar una tabla con todas las localidades registradas en el sistema (código postal, municipio, provincia, número de parcelas) y ofrecer acciones de editar y eliminar (borrado físico, con protección si tiene parcelas).</text:p>
      <text:p text:style-name="P3"/>
      <text:p text:style-name="P40">Qué hace</text:p>
      <text:p text:style-name="P3"/>
      <text:p text:style-name="P3">Itera sobre $todas_las_localidades (obtenidas de listarTodasLasLocalidades()).</text:p>
      <text:p text:style-name="P3"/>
      <text:p text:style-name="P3">Para cada localidad, muestra el CP, municipio, provincia y un contador de parcelas (coloreado en rojo si es cero).</text:p>
      <text:p text:style-name="P3"/>
      <text:p text:style-name="P3">Botón “Editar” que redirige a management/edit_localidad.php?cp=....</text:p>
      <text:p text:style-name="P3"><text:soft-page-break/></text:p>
      <text:p text:style-name="P3">Botón “Eliminar” que lanza el modal de confirmación (vía confirmar_borrar_loc).</text:p>
      <text:p text:style-name="P3"/>
      <text:p text:style-name="P3">Muestra mensajes de éxito o error (borrado_ok, error) usando parámetros GET.</text:p>
      <text:p text:style-name="P3"/>
      <text:p text:style-name="P40">Elementos clave</text:p>
      <text:p text:style-name="P3"/>
      <text:list text:style-name="L27">
        <text:list-item>
          <text:p text:style-name="P23">Borrado seguro : Antes de eliminar, logic.php comprueba si tiene parcelas asociadas y bloquea la acción.</text:p>
        </text:list-item>
      </text:list>
      <text:p text:style-name="P3"/>
      <text:list text:continue-numbering="true" text:style-name="L27">
        <text:list-item>
          <text:p text:style-name="P23">Edición rápida : Permite corregir nombres de municipio o provincia.</text:p>
        </text:list-item>
      </text:list>
      <text:p text:style-name="P3"/>
      <text:list text:continue-numbering="true" text:style-name="L27">
        <text:list-item>
          <text:p text:style-name="P23">Integración con buscador : El campo buscar filtra por municipio, provincia o CP.</text:p>
        </text:list-item>
      </text:list>
      <text:p text:style-name="P3"/>
      <text:list text:style-name="L28">
        <text:list-item>
          <text:p text:style-name="P24">dashboard/view_infrastructure.php - Jerarquía geográfica (localidades, parcelas, invernaderos)</text:p>
        </text:list-item>
      </text:list>
      <text:p text:style-name="P40"/>
      <text:p text:style-name="P40">Propósito</text:p>
      <text:p text:style-name="P3">Renderizar las tarjetas de localidades, parcelas o invernaderos según el nivel de navegación en el que se encuentre el usuario.</text:p>
      <text:p text:style-name="P3"/>
      <text:p text:style-name="P40">Qué hace</text:p>
      <text:p text:style-name="P3"/>
      <text:p text:style-name="P3">Si $vista_actual === 'localidades' recorre $localidades_data mostrando el municipio, provincia, número de parcelas e invernaderos totales.</text:p>
      <text:p text:style-name="P3"/>
      <text:p text:style-name="P3">Si $vista_actual === 'parcelas' muestra cada parcela con dirección, referencia catastral y número de invernaderos.</text:p>
      <text:p text:style-name="P3"/>
      <text:p text:style-name="P3">Para admin/root añade menú de opciones (editar, borrar parcela).</text:p>
      <text:p text:style-name="P3"/>
      <text:p text:style-name="P3">Si $vista_actual === 'invernaderos' muestra cada invernadero con sus dimensiones, cultivo y un enlace al panel IoT (sensores.php).</text:p>
      <text:p text:style-name="P3"/>
      <text:p text:style-name="P3">También opciones de editar y borrar (solo admin).</text:p>
      <text:p text:style-name="P3"/>
      <text:p text:style-name="P3">En cada nivel, el botón principal lleva al siguiente nivel (por ejemplo, “Ver Parcelas →”).</text:p>
      <text:p text:style-name="P3"/>
      <text:p text:style-name="P40">Elementos clave</text:p>
      <text:p text:style-name="P3"/>
      <text:list text:style-name="L29">
        <text:list-item>
          <text:p text:style-name="P25">Navegación progresiva : Cliente → Localidades → Parcelas → Invernaderos → Sensores.</text:p>
        </text:list-item>
      </text:list>
      <text:p text:style-name="P3"/>
      <text:list text:continue-numbering="true" text:style-name="L29">
        <text:list-item>
          <text:p text:style-name="P25">Menús contextuales : Los tres puntos solo aparecen si el usuario tiene permisos.</text:p>
        </text:list-item>
      </text:list>
      <text:p text:style-name="P3"/>
      <text:list text:continue-numbering="true" text:style-name="L29">
        <text:list-item>
          <text:p text:style-name="P25">Datos agregados : Muestra cuántas parcelas/invernaderos hay en cada nivel.</text:p>
        </text:list-item>
      </text:list>
      <text:p text:style-name="P3"/>
      <text:list text:continue-numbering="true" text:style-name="L29">
        <text:list-item>
          <text:p text:style-name="P25">Estado vacío : Si no hay elementos, muestra un mensaje amigable.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list text:style-name="L30">
        <text:list-item>
          <text:p text:style-name="P26">management/add_user.php - Alta de nuevos usuarios (admin/root)</text:p>
        </text:list-item>
      </text:list>
      <text:p text:style-name="P40">Propósito</text:p>
      <text:p text:style-name="P3">Formulario para registrar un nuevo cliente, administrador o root (aunque root normalmente no se crea desde aquí). Valida contraseñas y envía POST a la API /api/v1/clientes/.</text:p>
      <text:p text:style-name="P3"/>
      <text:p text:style-name="P40">Qué hace</text:p>
      <text:p text:style-name="P3"/>
      <text:p text:style-name="P3">Verifica que el rol sea admin o root; si no, redirige.</text:p>
      <text:p text:style-name="P3"/>
      <text:p text:style-name="P3">Al recibir POST, compara password y confirm_password.</text:p>
      <text:p text:style-name="P3"/>
      <text:p text:style-name="P3">Construye el JSON con todos los campos (nombre_empresa, cif, email_admin, telefono, persona_contacto, password, rol).</text:p>
      <text:p text:style-name="P3"/>
      <text:p text:style-name="P3">Llama a la API con cURL.</text:p>
      <text:p text:style-name="P3"/>
      <text:p text:style-name="P3">Si la respuesta es 201, muestra un modal de éxito.</text:p>
      <text:p text:style-name="P3"/>
      <text:p text:style-name="P3">Si hay error, muestra mensaje de error.</text:p>
      <text:p text:style-name="P3"/>
      <text:p text:style-name="P40">Elementos clave</text:p>
      <text:p text:style-name="P3"/>
      <text:list text:style-name="L31">
        <text:list-item>
          <text:p text:style-name="P27">Validación en servidor : Contraseñas coincidentes, longitudes de CIF/teléfono.</text:p>
        </text:list-item>
      </text:list>
      <text:p text:style-name="P3"/>
      <text:list text:continue-numbering="true" text:style-name="L31">
        <text:list-item>
          <text:p text:style-name="P27">Selector de rol : Cliente o administrador.</text:p>
        </text:list-item>
      </text:list>
      <text:p text:style-name="P3"/>
      <text:list text:continue-numbering="true" text:style-name="L31">
        <text:list-item>
          <text:p text:style-name="P27">Modal de éxito sin JS : Usa CSS .confirm-overlay y redirección con enlace.</text:p>
        </text:list-item>
      </text:list>
      <text:p text:style-name="P3"/>
      <text:list text:continue-numbering="true" text:style-name="L31">
        <text:list-item>
          <text:p text:style-name="P27">Reutiliza estilos : Clase .user-form-container.card.</text:p>
        </text:list-item>
      </text:list>
      <text:p text:style-name="P3"/>
      <text:list text:style-name="L32">
        <text:list-item>
          <text:p text:style-name="P28">management/edit_user.php - Edición de usuarios existentes</text:p>
        </text:list-item>
      </text:list>
      <text:p text:style-name="P40">Propósito</text:p>
      <text:p text:style-name="P3">Permite modificar los datos de un usuario (excepto el ID) y opcionalmente cambiar la contraseña. Solo admin/root.</text:p>
      <text:p text:style-name="P3"/>
      <text:p text:style-name="P40">Qué hace</text:p>
      <text:p text:style-name="P3"/>
      <text:p text:style-name="P3">Obtiene los datos actuales del usuario desde GET /api/v1/clientes/{id}.</text:p>
      <text:p text:style-name="P3"/>
      <text:p text:style-name="P3">Muestra un formulario precargado.</text:p>
      <text:p text:style-name="P3"/>
      <text:p text:style-name="P3">En POST, envía una petición PUT a la misma URL con los campos modificados.</text:p>
      <text:p text:style-name="P3"/>
      <text:p text:style-name="P3">Si el campo cif cambió, incluye confirmar_cambio_cif = true.</text:p>
      <text:p text:style-name="P3"/>
      <text:p text:style-name="P3">Si se proporciona una nueva contraseña, la envía (no se envía si está vacía).</text:p>
      <text:p text:style-name="P3"/>
      <text:p text:style-name="P3">El rol solo se puede cambiar si el usuario logueado es root (aunque el select está visible, la API controla).</text:p>
      <text:p text:style-name="P3"/>
      <text:p text:style-name="P3">Muestra modal de éxito o mensaje de error.</text:p>
      <text:p text:style-name="P3"><text:soft-page-break/></text:p>
      <text:p text:style-name="P40">Elementos clave</text:p>
      <text:p text:style-name="P3"/>
      <text:list text:style-name="L33">
        <text:list-item>
          <text:p text:style-name="P29">Actualización parcial : Solo envía los campos que se modificaron.</text:p>
        </text:list-item>
      </text:list>
      <text:p text:style-name="P3"/>
      <text:list text:continue-numbering="true" text:style-name="L33">
        <text:list-item>
          <text:p text:style-name="P29">Confirmación de cambio de CIF : La API puede requerir lógica extra.</text:p>
        </text:list-item>
      </text:list>
      <text:p text:style-name="P3"/>
      <text:list text:continue-numbering="true" text:style-name="L33">
        <text:list-item>
          <text:p text:style-name="P29">Doble validación de contraseña : En el lado cliente (HTML5) y servidor (PHP).</text:p>
        </text:list-item>
      </text:list>
      <text:p text:style-name="P3"/>
      <text:list text:continue-numbering="true" text:style-name="L33">
        <text:list-item>
          <text:p text:style-name="P29">Manejo de errores : Muestra el detail devuelto por la API.</text:p>
        </text:list-item>
      </text:list>
      <text:p text:style-name="P3"/>
      <text:list text:style-name="L34">
        <text:list-item>
          <text:p text:style-name="P30">management/add_parcela.php - Registro de una nueva parcela (admin/root)</text:p>
        </text:list-item>
      </text:list>
      <text:p text:style-name="P40">Propósito</text:p>
      <text:p text:style-name="P3">Añadir una parcela a un cliente existente, con un sistema de “gating” geográfico: el código postal debe ser validado previamente contra el servicio /geo/check-cp/.</text:p>
      <text:p text:style-name="P3"/>
      <text:p text:style-name="P40">Qué hace</text:p>
      <text:p text:style-name="P3"/>
      <text:p text:style-name="P3">Recibe cliente_id por GET.</text:p>
      <text:p text:style-name="P3"/>
      <text:p text:style-name="P3">Presenta un formulario con nombre (opcional), referencia catastral (obligatoria), dirección, CP, municipio y provincia.</text:p>
      <text:p text:style-name="P3"/>
      <text:p text:style-name="P3">El usuario primero pulsa “Validar CP”. La API devuelve municipio y provincia (y si el CP es nuevo o ya existe en SIRA).</text:p>
      <text:p text:style-name="P3"/>
      <text:p text:style-name="P3">Guarda cp_confirmado en un campo oculto.</text:p>
      <text:p text:style-name="P3"/>
      <text:p text:style-name="P3">Solo si cp === cp_confirmado se habilita el botón “Guardar Finca Permanentemente”.</text:p>
      <text:p text:style-name="P3"/>
      <text:p text:style-name="P3">Al guardar, si el CP era externo, registra automáticamente la localidad mediante POST a /localidades/.</text:p>
      <text:p text:style-name="P3"/>
      <text:p text:style-name="P3">Luego crea la parcela con POST a /parcelas/.</text:p>
      <text:p text:style-name="P3"/>
      <text:p text:style-name="P40">Elementos clave</text:p>
      <text:p text:style-name="P3"/>
      <text:list text:style-name="L35">
        <text:list-item>
          <text:p text:style-name="P31">Gating system : Evita que el usuario modifique el CP después de validar.</text:p>
        </text:list-item>
      </text:list>
      <text:p text:style-name="P3"/>
      <text:list text:continue-numbering="true" text:style-name="L35">
        <text:list-item>
          <text:p text:style-name="P31">Registro automático de localidad : Si el CP no existía en SIRA, se crea sobre la marcha.</text:p>
        </text:list-item>
      </text:list>
      <text:p text:style-name="P3"/>
      <text:list text:continue-numbering="true" text:style-name="L35">
        <text:list-item>
          <text:p text:style-name="P31">Validación de referencia catastral : Longitud fija de 14 caracteres.</text:p>
        </text:list-item>
      </text:list>
      <text:p text:style-name="P3"/>
      <text:list text:continue-numbering="true" text:style-name="L35">
        <text:list-item>
          <text:p text:style-name="P31">Mensajes de estado : Indica si el CP es local o externo.</text:p>
        </text:list-item>
      </text:list>
      <text:p text:style-name="P3"/>
      <text:list text:style-name="L36">
        <text:list-item>
          <text:p text:style-name="P32">management/edit_parcela.php – Edición de parcela</text:p>
        </text:list-item>
      </text:list>
      <text:p text:style-name="P40">Propósito</text:p>
      <text:p text:style-name="P3">Modificar los datos de una parcela. Los clientes (rol cliente) solo pueden editar el nombre, mientras que admin/root pueden cambiar referencia catastral, dirección y CP (con re‑validación geográfica).</text:p>
      <text:p text:style-name="P3"/>
      <text:p text:style-name="P40">Qué hace</text:p>
      <text:p text:style-name="P3"/>
      <text:p text:style-name="P3"><text:soft-page-break/>Obtiene la parcela por ID.</text:p>
      <text:p text:style-name="P3"/>
      <text:p text:style-name="P3">Si el usuario es cliente, la mayoría de campos se muestran como readonly.</text:p>
      <text:p text:style-name="P3"/>
      <text:p text:style-name="P3">Si se cambia el CP, se puede volver a validar con el botón “Validar CP”.</text:p>
      <text:p text:style-name="P3"/>
      <text:p text:style-name="P3">Al guardar, si el nuevo CP es externo, registra la localidad antes de actualizar la parcela.</text:p>
      <text:p text:style-name="P3"/>
      <text:p text:style-name="P3">Envía PUT a /parcelas/{id}.</text:p>
      <text:p text:style-name="P3"/>
      <text:p text:style-name="P40">Elementos clave</text:p>
      <text:p text:style-name="P3"/>
      <text:list text:style-name="L38">
        <text:list-item>
          <text:p text:style-name="P34">Permisos diferenciados : Cliente solo cambia el alias.</text:p>
        </text:list-item>
      </text:list>
      <text:p text:style-name="P3"/>
      <text:list text:continue-numbering="true" text:style-name="L38">
        <text:list-item>
          <text:p text:style-name="P34">Re-validación geográfica : Necesaria si se modifica el CP.</text:p>
        </text:list-item>
      </text:list>
      <text:p text:style-name="P3"/>
      <text:list text:continue-numbering="true" text:style-name="L38">
        <text:list-item>
          <text:p text:style-name="P34">Mensajes de éxito/error : Modal o alerta en línea.</text:p>
        </text:list-item>
      </text:list>
      <text:p text:style-name="P3"/>
      <text:list text:style-name="L39">
        <text:list-item>
          <text:p text:style-name="P35">management/add_invernadero.php – Alta de invernadero</text:p>
        </text:list-item>
      </text:list>
      <text:p text:style-name="P3"/>
      <text:p text:style-name="P40">Propósito</text:p>
      <text:p text:style-name="P3">Registrar un nuevo invernadero dentro de una parcela específica. Solo admin/root.</text:p>
      <text:p text:style-name="P3"/>
      <text:p text:style-name="P40">Qué hace</text:p>
      <text:p text:style-name="P3"/>
      <text:p text:style-name="P3">Recibe cliente_id, parcela_id, localidad_cp por GET (para volver correctamente).</text:p>
      <text:p text:style-name="P3"/>
      <text:p text:style-name="P3">Obtiene la lista de cultivos desde /api/v1/cultivos/ para el desplegable.</text:p>
      <text:p text:style-name="P3"/>
      <text:p text:style-name="P3">En POST, envía a /api/v1/invernaderos/ los datos: nombre, largo, ancho, parcela_id, cultivo_id (opcional) y fecha_plantacion (opcional).</text:p>
      <text:p text:style-name="P3"/>
      <text:p text:style-name="P3">Si el registro es exitoso, muestra modal con dos opciones: volver a la parcela o registrar otro invernadero.</text:p>
      <text:p text:style-name="P3"/>
      <text:p text:style-name="P40">Elementos clave</text:p>
      <text:p text:style-name="P3"/>
      <text:list text:style-name="L40">
        <text:list-item>
          <text:p text:style-name="P36">Cultivos dinámicos : Selector poblado desde la API.</text:p>
        </text:list-item>
      </text:list>
      <text:p text:style-name="P3"/>
      <text:list text:continue-numbering="true" text:style-name="L40">
        <text:list-item>
          <text:p text:style-name="P36">Doble acción tras éxito : Mejora la experiencia de usuario.</text:p>
        </text:list-item>
      </text:list>
      <text:p text:style-name="P3"/>
      <text:list text:continue-numbering="true" text:style-name="L40">
        <text:list-item>
          <text:p text:style-name="P36">Campos obligatorios : Nombre, largo y ancho.</text:p>
        </text:list-item>
      </text:list>
      <text:p text:style-name="P3"/>
      <text:list text:style-name="L41">
        <text:list-item>
          <text:p text:style-name="P37">management/edit_invernadero.php – Edición de invernadero</text:p>
        </text:list-item>
      </text:list>
      <text:p text:style-name="P40">Propósito</text:p>
      <text:p text:style-name="P3">Modificar los datos de un invernadero. Los clientes solo pueden cambiar el nombre y el cultivo; dimensiones y fecha de plantación son solo para admin/root.</text:p>
      <text:p text:style-name="P3"/>
      <text:p text:style-name="P40">Qué hace</text:p>
      <text:p text:style-name="P3"/>
      <text:p text:style-name="P3">Obtiene el invernadero por ID y la lista de cultivos.</text:p>
      <text:p text:style-name="P3"/>
      <text:p text:style-name="P3"><text:soft-page-break/>Si el rol es cliente, los campos largo_m, ancho_m y fecha_plantacion aparecen como readonly.</text:p>
      <text:p text:style-name="P3"/>
      <text:p text:style-name="P3">En PUT, envía solo los campos permitidos según el rol.</text:p>
      <text:p text:style-name="P3"/>
      <text:p text:style-name="P3">Después de actualizar, muestra modal y redirige a la parcela.</text:p>
      <text:p text:style-name="P3"/>
      <text:p text:style-name="P40">Elementos clave</text:p>
      <text:p text:style-name="P3"/>
      <text:list text:style-name="L42">
        <text:list-item>
          <text:p text:style-name="P38">Protección de campos sensibles : Las dimensiones no pueden ser alteradas por el cliente.</text:p>
        </text:list-item>
      </text:list>
      <text:p text:style-name="P3"/>
      <text:list text:continue-numbering="true" text:style-name="L42">
        <text:list-item>
          <text:p text:style-name="P38">Actualización parcial : La API acepta solo los campos enviados.</text:p>
        </text:list-item>
      </text:list>
      <text:p text:style-name="P3"/>
      <text:list text:continue-numbering="true" text:style-name="L42">
        <text:list-item>
          <text:p text:style-name="P38">Mantenimiento de contexto : Al volver, conserva cliente_id, localidad_cp, parcela_id.</text:p>
        </text:list-item>
      </text:list>
      <text:p text:style-name="P3"/>
      <text:list text:style-name="L43">
        <text:list-item>
          <text:p text:style-name="P43"><text:span text:style-name="T1">management/add_localidad.php – Registro de localidad (catálogo)</text:span></text:p>
        </text:list-item>
      </text:list>
      <text:p text:style-name="P47"><text:span text:style-name="T1">Propósito</text:span></text:p>
      <text:p text:style-name="P41"><text:span text:style-name="T1">Añadir una nueva localidad al catálogo general usando un “Gating System” que fuerza la validación del CP o la búsqueda por nombre del municipio antes de permitir el guardado.</text:span></text:p>
      <text:p text:style-name="P41"><text:span text:style-name="T1"/></text:p>
      <text:p text:style-name="P47"><text:span text:style-name="T1">Qué hace</text:span></text:p>
      <text:p text:style-name="P41"><text:span text:style-name="T1"/></text:p>
      <text:p text:style-name="P41"><text:span text:style-name="T1">El formulario tiene dos métodos de entrada:</text:span></text:p>
      <text:p text:style-name="P41"><text:span text:style-name="T1"/></text:p>
      <text:p text:style-name="P41"><text:span text:style-name="T1">Validar directamente un CP (botón “Validar CP”).</text:span></text:p>
      <text:p text:style-name="P41"><text:span text:style-name="T1"/></text:p>
      <text:p text:style-name="P41"><text:span text:style-name="T1">Buscar por nombre de municipio (botón “Buscar CPs”) que devuelve una lista de candidatos.</text:span></text:p>
      <text:p text:style-name="P41"><text:span text:style-name="T1"/></text:p>
      <text:p text:style-name="P41"><text:span text:style-name="T1">Tras la validación, los campos cp_confirmado se llenan y el botón “Registrar Localidad” se habilita.</text:span></text:p>
      <text:p text:style-name="P41"><text:span text:style-name="T1"/></text:p>
      <text:p text:style-name="P41"><text:span text:style-name="T1">Si el usuario intenta modificar el CP después de validar, el gating lo detecta y muestra error.</text:span></text:p>
      <text:p text:style-name="P41"><text:span text:style-name="T1"/></text:p>
      <text:p text:style-name="P41"><text:span text:style-name="T1">Al registrar, hace POST a /api/v1/localidades/.</text:span></text:p>
      <text:p text:style-name="P41"><text:span text:style-name="T1"/></text:p>
      <text:p text:style-name="P47"><text:span text:style-name="T1">Elementos clave</text:span></text:p>
      <text:p text:style-name="P41"><text:span text:style-name="T1"/></text:p>
      <text:list text:style-name="L45">
        <text:list-item>
          <text:p text:style-name="P44"><text:span text:style-name="T1">Gating estricto – El CP no puede ser alterado después de validar.</text:span></text:p>
        </text:list-item>
      </text:list>
      <text:p text:style-name="P41"><text:span text:style-name="T1"/></text:p>
      <text:list text:continue-numbering="true" text:style-name="L45">
        <text:list-item>
          <text:p text:style-name="P44"><text:span text:style-name="T1">Búsqueda por municipio – Útil cuando el usuario no sabe el CP exacto.</text:span></text:p>
        </text:list-item>
      </text:list>
      <text:p text:style-name="P41"><text:span text:style-name="T1"/></text:p>
      <text:list text:continue-numbering="true" text:style-name="L45">
        <text:list-item>
          <text:p text:style-name="P44"><text:span text:style-name="T1">Feedback de origen – Indica si la localidad ya existía en SIRA o se obtuvo de API externa.</text:span></text:p>
        </text:list-item>
      </text:list>
      <text:p text:style-name="P41"><text:span text:style-name="T1"/></text:p>
      <text:list text:style-name="L46">
        <text:list-item>
          <text:p text:style-name="P45"><text:span text:style-name="T1">management/edit_localidad.php – Edición de localidad (catálogo)</text:span></text:p>
        </text:list-item>
      </text:list>
      <text:p text:style-name="P47"><text:span text:style-name="T1"/></text:p>
      <text:p text:style-name="P47"><text:span text:style-name="T1">Propósito</text:span></text:p>
      <text:p text:style-name="P41"><text:span text:style-name="T1">Permite modificar el municipio y la provincia de una localidad existente (el código postal no se puede cambiar porque es la clave primaria).</text:span></text:p>
      <text:p text:style-name="P41"><text:span text:style-name="T1"/></text:p>
      <text:p text:style-name="P47"><text:span text:style-name="T1"/></text:p>
      <text:p text:style-name="P47"><text:span text:style-name="T1"/></text:p>
      <text:p text:style-name="P47"><text:span text:style-name="T1"/></text:p>
      <text:p text:style-name="P47"><text:span text:style-name="T1"/></text:p>
      <text:p text:style-name="P47"><text:span text:style-name="T1"/></text:p>
      <text:p text:style-name="P47"><text:soft-page-break/><text:span text:style-name="T1"/></text:p>
      <text:p text:style-name="P47"><text:span text:style-name="T1">Qué hace</text:span></text:p>
      <text:p text:style-name="P41"><text:span text:style-name="T1"/></text:p>
      <text:p text:style-name="P41"><text:span text:style-name="T1">Obtiene los datos de la localidad por CP.</text:span></text:p>
      <text:p text:style-name="P41"><text:span text:style-name="T1"/></text:p>
      <text:p text:style-name="P41"><text:span text:style-name="T1">Muestra el CP como campo deshabilitado.</text:span></text:p>
      <text:p text:style-name="P41"><text:span text:style-name="T1"/></text:p>
      <text:p text:style-name="P41"><text:span text:style-name="T1">En POST, envía PUT a /api/v1/localidades/{cp} con municipio y provincia.</text:span></text:p>
      <text:p text:style-name="P41"><text:span text:style-name="T1"/></text:p>
      <text:p text:style-name="P41"><text:span text:style-name="T1">Tras éxito, muestra modal y redirige a la lista de localidades.</text:span></text:p>
      <text:p text:style-name="P41"><text:span text:style-name="T1"/></text:p>
      <text:p text:style-name="P47"><text:span text:style-name="T1">Elementos clave</text:span></text:p>
      <text:p text:style-name="P41"><text:span text:style-name="T1"/></text:p>
      <text:list text:style-name="L47">
        <text:list-item>
          <text:p text:style-name="P46"><text:span text:style-name="T1">Clave primaria bloqueada – El CP no se puede editar.</text:span></text:p>
        </text:list-item>
      </text:list>
      <text:p text:style-name="P41"><text:span text:style-name="T1"/></text:p>
      <text:list text:continue-numbering="true" text:style-name="L47">
        <text:list-item>
          <text:p text:style-name="P46"><text:span text:style-name="T1">Validación básica – Campos obligatorios.</text:span></text:p>
        </text:list-item>
      </text:list>
      <text:p text:style-name="P41"><text:span text:style-name="T1"/></text:p>
      <text:list text:continue-numbering="true" text:style-name="L47">
        <text:list-item>
          <text:p text:style-name="P46"><text:span text:style-name="T1">Integración con gestión – Botón de cancelar vuelve a dashboard.php?seccion=localidad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4T19:52:38.776000000</meta:creation-date>
    <dc:date>2026-04-14T21:22:02.958000000</dc:date>
    <meta:editing-duration>PT1H29M24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5" meta:paragraph-count="325" meta:word-count="3042" meta:character-count="20747" meta:non-whitespace-character-count="18099"/>
  </office:meta>
</office:document-meta>
</file>